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7.022cm" fo:margin-left="-0.018cm" style:page-number="auto" table:align="left" style:writing-mode="lr-tb"/>
    </style:style>
    <style:style style:name="Tabelle1.A" style:family="table-column">
      <style:table-column-properties style:column-width="17.02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Tabelle2" style:family="table">
      <style:table-properties style:width="17cm" fo:margin-left="-0.018cm" table:align="left" style:writing-mode="lr-tb"/>
    </style:style>
    <style:style style:name="Tabelle2.A" style:family="table-column">
      <style:table-column-properties style:column-width="3.759cm"/>
    </style:style>
    <style:style style:name="Tabelle2.B" style:family="table-column">
      <style:table-column-properties style:column-width="13.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background-color="#e6e6e6" fo:padding-left="0.018cm" fo:padding-right="0.018cm" fo:padding-top="0cm" fo:padding-bottom="0cm" fo:border-left="0.009cm solid #000001" fo:border-right="none" fo:border-top="0.009cm solid #000001" fo:border-bottom="0.009cm solid #000001">
        <style:background-image/>
      </style:table-cell-properties>
    </style:style>
    <style:style style:name="Tabelle2.B1" style:family="table-cell">
      <style:table-cell-properties fo:background-color="#ffffff" fo:padding-left="0.018cm" fo:padding-right="0.018cm" fo:padding-top="0cm" fo:padding-bottom="0cm" fo:border="0.018cm solid #000001">
        <style:background-image/>
      </style:table-cell-properties>
    </style:style>
    <style:style style:name="Tabelle2.A2" style:family="table-cell">
      <style:table-cell-properties fo:background-color="#e6e6e6" fo:padding-left="0.018cm" fo:padding-right="0.018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Tabelle2.B2" style:family="table-cell">
      <style:table-cell-properties fo:background-color="#ffffff" fo:padding-left="0.018cm" fo:padding-right="0.018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e2.B5" style:family="table-cell">
      <style:table-cell-properties fo:background-color="#ffffff" fo:padding-left="0.018cm" fo:padding-right="0.018cm" fo:padding-top="0cm" fo:padding-bottom="0cm" fo:border-left="0.009cm solid #000001" fo:border-right="0.009cm solid #000001" fo:border-top="none" fo:border-bottom="0.009cm solid #000001">
        <style:background-image/>
      </style:table-cell-properties>
    </style:style>
    <style:style style:name="Tabelle3" style:family="table">
      <style:table-properties style:width="17cm" fo:margin-left="-0.018cm" table:align="left" style:writing-mode="lr-tb"/>
    </style:style>
    <style:style style:name="Tabelle3.A" style:family="table-column">
      <style:table-column-properties style:column-width="1.145cm"/>
    </style:style>
    <style:style style:name="Tabelle3.B" style:family="table-column">
      <style:table-column-properties style:column-width="7.966cm"/>
    </style:style>
    <style:style style:name="Tabelle3.C" style:family="table-column">
      <style:table-column-properties style:column-width="3.635cm"/>
    </style:style>
    <style:style style:name="Tabelle3.D" style:family="table-column">
      <style:table-column-properties style:column-width="4.253cm"/>
    </style:style>
    <style:style style:name="Tabelle3.1" style:family="table-row">
      <style:table-row-properties style:min-row-height="1.475cm" style:keep-together="true" fo:keep-together="auto"/>
    </style:style>
    <style:style style:name="Tabelle3.A1" style:family="table-cell">
      <style:table-cell-properties fo:background-color="#ffffff" fo:padding-left="0.018cm" fo:padding-right="0.018cm" fo:padding-top="0cm" fo:padding-bottom="0cm" fo:border-left="0.009cm solid #000001" fo:border-right="none" fo:border-top="0.009cm solid #000001" fo:border-bottom="0.009cm solid #000001">
        <style:background-image/>
      </style:table-cell-properties>
    </style:style>
    <style:style style:name="Tabelle3.D1" style:family="table-cell">
      <style:table-cell-properties fo:background-color="#ffffff" fo:padding-left="0.018cm" fo:padding-right="0.018cm" fo:padding-top="0cm" fo:padding-bottom="0cm" fo:border="0.009cm solid #000001">
        <style:background-image/>
      </style:table-cell-properties>
    </style:style>
    <style:style style:name="Tabelle3.A2" style:family="table-cell">
      <style:table-cell-properties fo:background-color="#e6e6e6" fo:padding-left="0.018cm" fo:padding-right="0.018cm" fo:padding-top="0cm" fo:padding-bottom="0cm" fo:border-left="0.009cm solid #000001" fo:border-right="none" fo:border-top="none" fo:border-bottom="0.009cm solid #000001">
        <style:background-image/>
      </style:table-cell-properties>
    </style:style>
    <style:style style:name="Tabelle3.B2" style:family="table-cell">
      <style:table-cell-properties fo:background-color="#ffffff" fo:padding-left="0.018cm" fo:padding-right="0.018cm" fo:padding-top="0cm" fo:padding-bottom="0cm" fo:border-left="0.009cm solid #000001" fo:border-right="none" fo:border-top="none" fo:border-bottom="0.009cm solid #000001">
        <style:background-image/>
      </style:table-cell-properties>
    </style:style>
    <style:style style:name="Tabelle3.D2" style:family="table-cell">
      <style:table-cell-properties fo:background-color="#ffffff" fo:padding-left="0.018cm" fo:padding-right="0.018cm" fo:padding-top="0cm" fo:padding-bottom="0cm" fo:border-left="0.009cm solid #000001" fo:border-right="0.009cm solid #000001" fo:border-top="none" fo:border-bottom="0.009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List_20_Paragraph" style:list-style-name="WWNum1"/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 style:list-style-name="WWNum3"/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fo:font-size="14pt" fo:font-weight="bold" style:font-size-asian="14pt" style:font-weight-asian="bold" style:font-size-complex="14pt"/>
    </style:style>
    <style:style style:name="T5" style:family="text">
      <style:text-properties fo:color="#ff0000" fo:font-size="16pt" style:font-size-asian="16pt" style:font-size-complex="16pt"/>
    </style:style>
    <style:style style:name="T6" style:family="text">
      <style:text-properties fo:color="#ff0000"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fo:color="#ff0000" fo:font-size="16pt" fo:font-weight="bold" style:font-size-asian="16pt" style:font-weight-asian="bold" style:font-size-complex="16pt"/>
    </style:style>
    <style:style style:name="T8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><text:span text:style-name="T2">Protokoll – Seminarbesprechung ITD CPS 2017/18</text:span>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Thema</text:p>
          </table:table-cell>
          <table:table-cell table:style-name="Tabelle2.B1" office:value-type="string">
            <text:p text:style-name="Table_20_Contents">Projektfortschritt</text:p>
          </table:table-cell>
        </table:table-row>
        <table:table-row table:style-name="Tabelle2.1">
          <table:table-cell table:style-name="Tabelle2.A2" office:value-type="string">
            <text:p text:style-name="Table_20_Contents">Datum / Uhrzeit</text:p>
          </table:table-cell>
          <table:table-cell table:style-name="Tabelle2.B2" office:value-type="string">
            <text:p text:style-name="Table_20_Contents">09.11.17 / 10:30 – 13:00 Uhr</text:p>
          </table:table-cell>
        </table:table-row>
        <table:table-row table:style-name="Tabelle2.1">
          <table:table-cell table:style-name="Tabelle2.A2" office:value-type="string">
            <text:p text:style-name="Table_20_Contents">Ort</text:p>
          </table:table-cell>
          <table:table-cell table:style-name="Tabelle2.B2" office:value-type="string">
            <text:p text:style-name="Table_20_Contents">HSHL, ITD Labor</text:p>
          </table:table-cell>
        </table:table-row>
        <table:table-row table:style-name="Tabelle2.1">
          <table:table-cell table:style-name="Tabelle2.A2" office:value-type="string">
            <text:p text:style-name="Table_20_Contents">Teilnehmer</text:p>
          </table:table-cell>
          <table:table-cell table:style-name="Tabelle2.B2" office:value-type="string">
            <text:p text:style-name="Table_20_Contents">D. Münstermann, C. Agethen, A. Wilms, J. Schäfer, S. Henkler</text:p>
          </table:table-cell>
        </table:table-row>
        <table:table-row table:style-name="Tabelle2.1">
          <table:table-cell table:style-name="Tabelle2.A2" office:value-type="string">
            <text:p text:style-name="Table_20_Contents">Protokollführung</text:p>
          </table:table-cell>
          <table:table-cell table:style-name="Tabelle2.B5" office:value-type="string">
            <text:p text:style-name="Table_20_Contents">R. Takmaz</text:p>
          </table:table-cell>
        </table:table-row>
      </table:table>
      <text:p text:style-name="P2"/>
      <text:p text:style-name="Standard"><text:span text:style-name="T1">Tagesordnungspunkte:</text:span></text:p>
      <text:p text:style-name="Standard"/>
      <text:list xml:id="list531799764851306726" text:style-name="WWNum1">
        <text:list-item>
          <text:p text:style-name="P4"><text:span text:style-name="T3">Besprechung des Projektfortschritts</text:span></text:p>
          <text:list>
            <text:list-item>
              <text:p text:style-name="P4"><text:span text:style-name="T3">Präsentation + Diskussion Systemaufbau/Analyseplan </text:span></text:p>
            </text:list-item>
            <text:list-item>
              <text:p text:style-name="P4"><text:span text:style-name="T3">Besprechung Use-Case</text:span></text:p>
            </text:list-item>
            <text:list-item>
              <text:p text:style-name="P4"><text:span text:style-name="T3">Besprechung Zeitplan</text:span></text:p>
            </text:list-item>
          </text:list>
        </text:list-item>
      </text:list>
      <text:p text:style-name="P2"/>
      <text:list xml:id="list38565830" text:continue-numbering="true" text:style-name="WWNum1">
        <text:list-item>
          <text:p text:style-name="P4"><text:span text:style-name="T3">Pflichtenheft – Definition &amp; Einteilung</text:span></text:p>
        </text:list-item>
      </text:list>
      <text:p text:style-name="P2"/>
      <text:p text:style-name="P2"/>
      <text:p text:style-name="Standard"><text:span text:style-name="T1">To-Do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Table_20_Contents"><text:span text:style-name="T3">To-Do</text:span></text:p>
          </table:table-cell>
          <table:table-cell table:style-name="Tabelle3.A1" office:value-type="string">
            <text:p text:style-name="Table_20_Contents"><text:span text:style-name="T3">Verantwortlich</text:span></text:p>
          </table:table-cell>
          <table:table-cell table:style-name="Tabelle3.D1" office:value-type="string">
            <text:p text:style-name="Table_20_Contents"><text:span text:style-name="T3">Termin/Vermerk</text:span></text:p>
          </table:table-cell>
        </table:table-row>
        <table:table-row table:style-name="Tabelle3.1">
          <table:table-cell table:style-name="Tabelle3.A2" office:value-type="string">
            <text:p text:style-name="Table_20_Contents"><text:span text:style-name="T3">1</text:span></text:p>
          </table:table-cell>
          <table:table-cell table:style-name="Tabelle3.B2" office:value-type="string">
            <text:p text:style-name="Table_20_Contents"><text:span text:style-name="T3">Anfertigung Pflichtenheft </text:span></text:p>
          </table:table-cell>
          <table:table-cell table:style-name="Tabelle3.B2" office:value-type="string">
            <text:p text:style-name="P6"><text:span text:style-name="T3">C. Agethen</text:span></text:p>
          </table:table-cell>
          <table:table-cell table:style-name="Tabelle3.D2" office:value-type="string">
            <text:p text:style-name="Table_20_Contents"><text:span text:style-name="T3"><text:s text:c="7"/></text:span><text:span text:style-name="T4">Bis 12.11.!</text:span></text:p>
            <text:p text:style-name="Table_20_Contents"><text:span text:style-name="T4"><text:s text:c="9"/></text:span><text:span text:style-name="T9">erledigt</text:span></text:p>
          </table:table-cell>
        </table:table-row>
        <table:table-row table:style-name="Tabelle3.1">
          <table:table-cell table:style-name="Tabelle3.A2" office:value-type="string">
            <text:p text:style-name="Table_20_Contents"><text:span text:style-name="T3">2</text:span></text:p>
          </table:table-cell>
          <table:table-cell table:style-name="Tabelle3.B2" office:value-type="string">
            <text:p text:style-name="Table_20_Contents"><text:span text:style-name="T3">Kontrolle Pflichtenheft</text:span></text:p>
          </table:table-cell>
          <table:table-cell table:style-name="Tabelle3.B2" office:value-type="string">
            <text:p text:style-name="P6"><text:span text:style-name="T3">M. Sens</text:span></text:p>
          </table:table-cell>
          <table:table-cell table:style-name="Tabelle3.D2" office:value-type="string">
            <text:p text:style-name="P6"><text:span text:style-name="T3">Bis 16.11.!</text:span></text:p>
          </table:table-cell>
        </table:table-row>
        <table:table-row table:style-name="Tabelle3.1">
          <table:table-cell table:style-name="Tabelle3.A2" office:value-type="string">
            <text:p text:style-name="Table_20_Contents"><text:span text:style-name="T3">3</text:span></text:p>
          </table:table-cell>
          <table:table-cell table:style-name="Tabelle3.B2" office:value-type="string">
            <text:p text:style-name="Table_20_Contents"><text:span text:style-name="T3"/></text:p>
          </table:table-cell>
          <table:table-cell table:style-name="Tabelle3.B2" office:value-type="string">
            <text:p text:style-name="P6"><text:span text:style-name="T3"/></text:p>
          </table:table-cell>
          <table:table-cell table:style-name="Tabelle3.D2" office:value-type="string">
            <text:p text:style-name="P6"><text:span text:style-name="T3"/></text:p>
          </table:table-cell>
        </table:table-row>
        <table:table-row table:style-name="Tabelle3.1">
          <table:table-cell table:style-name="Tabelle3.A2" office:value-type="string">
            <text:p text:style-name="Table_20_Contents"><text:span text:style-name="T3">4</text:span></text:p>
          </table:table-cell>
          <table:table-cell table:style-name="Tabelle3.B2" office:value-type="string">
            <text:p text:style-name="Table_20_Contents"><text:span text:style-name="T3">Überarbeitung Zeitplan</text:span></text:p>
          </table:table-cell>
          <table:table-cell table:style-name="Tabelle3.B2" office:value-type="string">
            <text:list xml:id="list2333703479637198264" text:style-name="WWNum3">
              <text:list-item>
                <text:p text:style-name="P7"><text:span text:style-name="T3">Wilms</text:span></text:p>
              </text:list-item>
            </text:list>
          </table:table-cell>
          <table:table-cell table:style-name="Tabelle3.D2" office:value-type="string">
            <text:p text:style-name="P6"><text:span text:style-name="T3">Bis 16.11.</text:span></text:p>
          </table:table-cell>
        </table:table-row>
        <table:table-row table:style-name="Tabelle3.1">
          <table:table-cell table:style-name="Tabelle3.A2" office:value-type="string">
            <text:p text:style-name="Table_20_Contents"><text:span text:style-name="T3">5</text:span></text:p>
          </table:table-cell>
          <table:table-cell table:style-name="Tabelle3.B2" office:value-type="string">
            <text:p text:style-name="P5"/>
          </table:table-cell>
          <table:table-cell table:style-name="Tabelle3.B2" office:value-type="string">
            <text:p text:style-name="P5"/>
          </table:table-cell>
          <table:table-cell table:style-name="Tabelle3.D2" office:value-type="string">
            <text:p text:style-name="P5"/>
          </table:table-cell>
        </table:table-row>
        <table:table-row table:style-name="Tabelle3.1">
          <table:table-cell table:style-name="Tabelle3.A2" office:value-type="string">
            <text:p text:style-name="Table_20_Contents"><text:span text:style-name="T3">6</text:span></text:p>
          </table:table-cell>
          <table:table-cell table:style-name="Tabelle3.B2" office:value-type="string">
            <text:p text:style-name="P5"/>
          </table:table-cell>
          <table:table-cell table:style-name="Tabelle3.B2" office:value-type="string">
            <text:p text:style-name="P5"/>
          </table:table-cell>
          <table:table-cell table:style-name="Tabelle3.D2" office:value-type="string">
            <text:p text:style-name="P5"/>
          </table:table-cell>
        </table:table-row>
        <table:table-row table:style-name="Tabelle3.1">
          <table:table-cell table:style-name="Tabelle3.A2" office:value-type="string">
            <text:p text:style-name="P5"/>
          </table:table-cell>
          <table:table-cell table:style-name="Tabelle3.B2" office:value-type="string">
            <text:p text:style-name="P5"/>
          </table:table-cell>
          <table:table-cell table:style-name="Tabelle3.B2" office:value-type="string">
            <text:p text:style-name="P5"/>
          </table:table-cell>
          <table:table-cell table:style-name="Tabelle3.D2" office:value-type="string">
            <text:p text:style-name="P5"/>
          </table:table-cell>
        </table:table-row>
      </table:table>
      <text:p text:style-name="Standard"><text:span text:style-name="T1"/></text:p>
      <text:p text:style-name="Standard"><text:span text:style-name="T1">Fragen / Bemerkungen:</text:span><text:bookmark text:name="_GoBack"/></text:p>
      <text:p text:style-name="P2"/>
      <text:p text:style-name="Standard"><text:span text:style-name="T6">Nächste Besprechung:</text:span><text:span text:style-name="T5"> <text:s text:c="2"/></text:span><text:span text:style-name="T8">Donnerstag</text:span><text:span text:style-name="T5"> </text:span><text:span text:style-name="T7">, 16. November 2017</text:span></text:p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  <style:text-properties style:font-size-complex="10.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SimSun" style:font-name-complex="Times New Roman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</meta:initial-creator>
    <meta:editing-cycles>6</meta:editing-cycles>
    <meta:creation-date>2017-11-09T11:39:00</meta:creation-date>
    <dc:date>2017-11-13T18:39:23.62</dc:date>
    <meta:editing-duration>PT2M12S</meta:editing-duration>
    <meta:generator>OpenOffice.org/3.4.1$Win32 OpenOffice.org_project/341m1$Build-9593</meta:generator>
    <meta:document-statistic meta:table-count="3" meta:image-count="0" meta:object-count="0" meta:page-count="2" meta:paragraph-count="39" meta:word-count="96" meta:character-count="6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